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e05ed53-4ea7-4797-af45-814c4011169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1874a80f-31ea-4b68-aab5-19e2f57e79f7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072130ac-8af2-46fc-9317-18b3962230e5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1b5afbf3-cd07-4cca-85df-b6192971f9ac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88ae0f96-82dc-448a-81c7-4c22ee4a7853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ab5ccdcd-aa50-42fd-ab18-560292581a8c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a8d7856f-2c75-40d5-ae4e-837e50d61f04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Analysen erstellen von Sozialisation, Erziehung und Bildung, Erstellen von Lernstrategien, 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